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You said:</text:h>
      <text:p text:style-name="Text_20_body">(yolovenv) (base) sakthees-monk@saktheesmonk-desktop:~/Music/fight-science-data$ pip install opencv-python Requirement already satisfied: opencv-python in /home/sakthees-monk/yolovenv/lib/python3.9/site-packages (4.11.0.86) Requirement already satisfied: numpy&gt;=1.17.3; python_version &gt;= "3.8" in /home/sakthees-monk/yolovenv/lib/python3.9/site-packages (from opencv-python) (2.0.2) (yolovenv) (base) sakthees-monk@saktheesmonk-desktop:~/Music/fight-science-data$ python livecameleven.py Traceback (most recent call last): File "/home/sakthees-monk/Music/fight-science-data/livecameleven.py", line 2, in &lt;module&gt; import cv2 ModuleNotFoundError: No module named 'cv2'</text:p>
      <text:h text:style-name="Heading_20_6" text:outline-level="6">ChatGPT said:</text:h>
      <text:p text:style-name="Text_20_body">The error message indicates that even though you installed <text:span text:style-name="Source_20_Text">opencv-python</text:span> (which provides <text:span text:style-name="Source_20_Text">cv2</text:span>), the script can't find the <text:span text:style-name="Source_20_Text">cv2</text:span> module. Since you're using a virtual environment (<text:span text:style-name="Source_20_Text">yolovenv</text:span>), here are some steps to troubleshoot:</text:p>
      <text:p text:style-name="Horizontal_20_Line"/>
      <text:h text:style-name="Heading_20_3" text:outline-level="3">✅ <text:span text:style-name="Strong_20_Emphasis">Checklist to Fix </text:span><text:span text:style-name="Strong_20_Emphasis"><text:span text:style-name="Source_20_Text">ModuleNotFoundError: No module named 'cv2'</text:span></text:span></text:h>
      <text:h text:style-name="Heading_20_4" text:outline-level="4">1. <text:span text:style-name="Strong_20_Emphasis">Ensure You're Running Python Inside the Correct Virtual Environment</text:span></text:h>
      <text:p text:style-name="Text_20_body">Run this command inside your terminal <text:span text:style-name="Strong_20_Emphasis">after activating </text:span><text:span text:style-name="Strong_20_Emphasis"><text:span text:style-name="Source_20_Text">yolovenv</text:span></text:span>:</text:p>
      <text:p text:style-name="P2"><text:span text:style-name="Source_20_Text">which python</text:span></text:p>
      <text:p text:style-name="Text_20_body">It should return something like:</text:p>
      <text:p text:style-name="P2"><text:span text:style-name="Source_20_Text">/home/sakthees-monk/yolovenv/bin/python</text:span></text:p>
      <text:p text:style-name="Text_20_body">Then confirm which Python version is being used by:</text:p>
      <text:p text:style-name="P2"><text:span text:style-name="Source_20_Text">python -V</text:span></text:p>
      <text:h text:style-name="Heading_20_4" text:outline-level="4">2. <text:span text:style-name="Strong_20_Emphasis">Double-Check the Installed Packages</text:span></text:h>
      <text:p text:style-name="Text_20_body">List installed packages in the active virtual environment:</text:p>
      <text:p text:style-name="P2"><text:span text:style-name="Source_20_Text">pip list</text:span></text:p>
      <text:p text:style-name="Text_20_body">Look for <text:span text:style-name="Source_20_Text">opencv-python</text:span> and <text:span text:style-name="Source_20_Text">numpy</text:span>. If <text:span text:style-name="Source_20_Text">opencv-python</text:span> is listed, it's installed properly <text:span text:style-name="Strong_20_Emphasis">for that environment</text:span>.</text:p>
      <text:p text:style-name="Horizontal_20_Line"/>
      <text:h text:style-name="Heading_20_4" text:outline-level="4">3. <text:span text:style-name="Strong_20_Emphasis">Try Importing in Python Shell</text:span></text:h>
      <text:p text:style-name="Text_20_body">Open Python manually in your virtual environment:</text:p>
      <text:p text:style-name="P2"><text:span text:style-name="Source_20_Text">python</text:span></text:p>
      <text:p text:style-name="Text_20_body">Then type:</text:p>
      <text:p text:style-name="P1"><text:span text:style-name="Source_20_Text">import cv2</text:span></text:p>
      <text:p text:style-name="P2"><text:span text:style-name="Source_20_Text">print(cv2.__version__)</text:span></text:p>
      <text:p text:style-name="Text_20_body"><text:soft-page-break/>If that works, the issue might be related to how your script is being run (e.g., with a different interpreter).</text:p>
      <text:p text:style-name="Horizontal_20_Line"/>
      <text:h text:style-name="Heading_20_4" text:outline-level="4">4. <text:span text:style-name="Strong_20_Emphasis">Reinstall </text:span><text:span text:style-name="Strong_20_Emphasis"><text:span text:style-name="Source_20_Text">opencv-python</text:span></text:span><text:span text:style-name="Strong_20_Emphasis"> (Sometimes Helps)</text:span></text:h>
      <text:p text:style-name="Text_20_body">Uninstall and reinstall <text:span text:style-name="Source_20_Text">opencv-python</text:span> in the virtual environment:</text:p>
      <text:p text:style-name="P1"><text:span text:style-name="Source_20_Text">pip uninstall opencv-python -y</text:span></text:p>
      <text:p text:style-name="P2"><text:span text:style-name="Source_20_Text">pip install opencv-python</text:span></text:p>
      <text:p text:style-name="Horizontal_20_Line"/>
      <text:h text:style-name="Heading_20_4" text:outline-level="4">5. <text:span text:style-name="Strong_20_Emphasis">Check for Conflicts</text:span></text:h>
      <text:p text:style-name="Text_20_body">Make sure you're not mixing Anaconda (<text:span text:style-name="Source_20_Text">base</text:span>) and virtualenv environments. You have both:</text:p>
      <text:p text:style-name="P1"><text:span text:style-name="Source_20_Text">(base) sakthees-monk@...</text:span></text:p>
      <text:p text:style-name="P2"><text:span text:style-name="Source_20_Text">(yolovenv)</text:span></text:p>
      <text:p text:style-name="Text_20_body">Try <text:span text:style-name="Strong_20_Emphasis">deactivating conda</text:span> completely before activating your virtualenv:</text:p>
      <text:p text:style-name="P1"><text:span text:style-name="Source_20_Text">conda deactivate</text:span></text:p>
      <text:p text:style-name="P2"><text:span text:style-name="Source_20_Text">source ~/yolovenv/bin/activate</text:span></text:p>
      <text:p text:style-name="Text_20_body">Then run your script again:</text:p>
      <text:p text:style-name="P2"><text:span text:style-name="Source_20_Text">python livecameleven.py</text:span></text:p>
      <text:p text:style-name="Horizontal_20_Line"/>
      <text:p text:style-name="Text_20_body">Let me know the result of these steps, especially the result of running <text:span text:style-name="Source_20_Text">import cv2</text:span> in the Python shell.</text:p>
      <text:h text:style-name="Heading_20_5" text:outline-level="5">You said:</text:h>
      <text:p text:style-name="Text_20_body">/home/sakthees-monk/yolovenv/bin/python</text:p>
      <text:h text:style-name="Heading_20_6" text:outline-level="6">ChatGPT said:</text:h>
      <text:p text:style-name="Text_20_body">Great — that confirms you're using the Python interpreter inside your <text:span text:style-name="Source_20_Text">yolovenv</text:span> virtual environment, which is what you want. Now let's go through a few quick checks to pinpoint the issue.</text:p>
      <text:p text:style-name="Horizontal_20_Line"/>
      <text:h text:style-name="Heading_20_3" text:outline-level="3">✅ Next Steps:</text:h>
      <text:h text:style-name="Heading_20_4" text:outline-level="4">1. <text:span text:style-name="Strong_20_Emphasis">Test OpenCV in Python Shell</text:span></text:h>
      <text:p text:style-name="Text_20_body">Run:</text:p>
      <text:p text:style-name="P2"><text:span text:style-name="Source_20_Text">python</text:span></text:p>
      <text:p text:style-name="Text_20_body">Then in the Python shell:</text:p>
      <text:p text:style-name="P1"><text:span text:style-name="Source_20_Text">import cv2</text:span></text:p>
      <text:p text:style-name="P2"><text:span text:style-name="Source_20_Text">print(cv2.__version__)</text:span></text:p>
      <text:p text:style-name="Text_20_body"><text:soft-page-break/><text:span text:style-name="Strong_20_Emphasis">✅ Expected:</text:span> No errors, and it should print something like <text:span text:style-name="Source_20_Text">4.11.0</text:span>.</text:p>
      <text:p text:style-name="Horizontal_20_Line"/>
      <text:h text:style-name="Heading_20_4" text:outline-level="4">2. <text:span text:style-name="Strong_20_Emphasis">Double-Check Script Execution Environment</text:span></text:h>
      <text:p text:style-name="Text_20_body">If the above works, your <text:span text:style-name="Source_20_Text">cv2</text:span> installation is fine. Then the issue might be that the script is being run using a different Python interpreter.</text:p>
      <text:p text:style-name="Text_20_body">Please try explicitly using the interpreter from the virtual environment:</text:p>
      <text:p text:style-name="P2"><text:span text:style-name="Source_20_Text">/home/sakthees-monk/yolovenv/bin/python livecameleven.py</text:span></text:p>
      <text:p text:style-name="Text_20_body">This ensures the script runs with the correct Python and packages.</text:p>
      <text:p text:style-name="Horizontal_20_Line"/>
      <text:h text:style-name="Heading_20_4" text:outline-level="4">3. <text:span text:style-name="Strong_20_Emphasis">(Optional) Shebang Check</text:span></text:h>
      <text:p text:style-name="Text_20_body">Open your <text:span text:style-name="Source_20_Text">livecameleven.py</text:span> and check the <text:span text:style-name="Strong_20_Emphasis">first line</text:span>. If it looks like this:</text:p>
      <text:p text:style-name="P2"><text:span text:style-name="Source_20_Text">#!/usr/bin/env python</text:span></text:p>
      <text:p text:style-name="Text_20_body">Or:</text:p>
      <text:p text:style-name="P2"><text:span text:style-name="Source_20_Text">#!/usr/bin/python3</text:span></text:p>
      <text:p text:style-name="Text_20_body">That might be forcing it to use the system Python, not your virtualenv's Python. To avoid confusion, <text:span text:style-name="Strong_20_Emphasis">remove</text:span> the shebang line or just run the script directly with:</text:p>
      <text:p text:style-name="P2"><text:span text:style-name="Source_20_Text">/home/sakthees-monk/yolovenv/bin/python livecameleven.py</text:span></text:p>
      <text:p text:style-name="Horizontal_20_Line"/>
      <text:p text:style-name="Text_20_body">Let me know what happens when you try to <text:span text:style-name="Source_20_Text">import cv2</text:span> in the shell and when running the script with the full path to the virtualenv's Python.</text:p>
      <text:h text:style-name="Heading_20_5" text:outline-level="5">You said:</text:h>
      <text:p text:style-name="Text_20_body">Creating new Ultralytics Settings v0.0.6 file ✅ View Ultralytics Settings with 'yolo settings' or at '/home/sakthees-monk/.config/Ultralytics/settings.json' Update Settings with 'yolo settings key=value', i.e. 'yolo settings runs_dir=path/to/dir'. For help see https://docs.ultralytics.com/quickstart/#ultralytics-settings. Traceback (most recent call last): File "/home/sakthees-monk/Music/fight-science-data/livecameleven.py", line 9, in &lt;module&gt; os.makedirs(output_dir, exist_ok=True) File "/usr/lib/python3.9/os.py", line 215, in makedirs makedirs(head, exist_ok=exist_ok) File "/usr/lib/python3.9/os.py", line 215, in makedirs makedirs(head, exist_ok=exist_ok) File "/usr/lib/python3.9/os.py", line 215, in makedirs makedirs(head, exist_ok=exist_ok) File "/usr/lib/python3.9/os.py", line 225, in makedirs mkdir(name, mode) PermissionError: [Errno 13] Permission denied: '/home/sakthees' (yolovenv) (base) sakthees-monk@saktheesmonk-desktop:~/Music/fight-s</text:p>
      <text:h text:style-name="Heading_20_6" text:outline-level="6">ChatGPT said:</text:h>
      <text:p text:style-name="Text_20_body">Thanks for the update! The new error message:</text:p>
      <text:p text:style-name="P2"><text:span text:style-name="Source_20_Text">PermissionError: [Errno 13] Permission denied: '/home/sakthees'</text:span></text:p>
      <text:p text:style-name="Text_20_body"><text:soft-page-break/>means your script is trying to create a directory at <text:span text:style-name="Source_20_Text">/home/sakthees</text:span>, but <text:span text:style-name="Strong_20_Emphasis">you don’t have permission</text:span> to write there.</text:p>
      <text:p text:style-name="Horizontal_20_Line"/>
      <text:h text:style-name="Heading_20_3" text:outline-level="3">🔍 What's Happening?</text:h>
      <text:p text:style-name="Text_20_body">In your code, you likely have something like:</text:p>
      <text:p text:style-name="P1"><text:span text:style-name="Source_20_Text">output_dir = "/home/sakthees/output" <text:s/># or similar</text:span></text:p>
      <text:p text:style-name="P2"><text:span text:style-name="Source_20_Text">os.makedirs(output_dir, exist_ok=True)</text:span></text:p>
      <text:p text:style-name="Text_20_body">But the base folder <text:span text:style-name="Source_20_Text">/home/sakthees</text:span> doesn't exist, or your user (<text:span text:style-name="Source_20_Text">sakthees-monk</text:span>) isn't allowed to create directories directly under <text:span text:style-name="Source_20_Text">/home</text:span>.</text:p>
      <text:p text:style-name="Horizontal_20_Line"/>
      <text:h text:style-name="Heading_20_3" text:outline-level="3">✅ Solution Options</text:h>
      <text:h text:style-name="Heading_20_4" text:outline-level="4">Option 1: ✅ Change to a Writable Path</text:h>
      <text:p text:style-name="Text_20_body">Change <text:span text:style-name="Source_20_Text">output_dir</text:span> to a location you own (like inside your home directory):</text:p>
      <text:p text:style-name="P2"><text:span text:style-name="Source_20_Text">output_dir = "/home/sakthees-monk/output"</text:span></text:p>
      <text:p text:style-name="Text_20_body">Or better yet:</text:p>
      <text:p text:style-name="P2"><text:span text:style-name="Source_20_Text">output_dir = os.path.expanduser("~/output")</text:span></text:p>
      <text:p text:style-name="Text_20_body">This way, the script uses the current user's home directory, which is safe and permission-friendly.</text:p>
      <text:p text:style-name="Horizontal_20_Line"/>
      <text:h text:style-name="Heading_20_4" text:outline-level="4">Option 2: ⚠️ Use <text:span text:style-name="Source_20_Text">sudo</text:span> (Not Recommended)</text:h>
      <text:p text:style-name="Text_20_body">You <text:span text:style-name="Strong_20_Emphasis">could</text:span> run the script with elevated privileges:</text:p>
      <text:p text:style-name="P2"><text:span text:style-name="Source_20_Text">sudo /home/sakthees-monk/yolovenv/bin/python livecameleven.py</text:span></text:p>
      <text:p text:style-name="Text_20_body">But this is <text:span text:style-name="Strong_20_Emphasis">not recommended</text:span>, especially in a virtual environment — it can cause permission issues or damage environment settings.</text:p>
      <text:p text:style-name="Horizontal_20_Line"/>
      <text:h text:style-name="Heading_20_3" text:outline-level="3">✅ Recommended Fix: Update the Script</text:h>
      <text:p text:style-name="Text_20_body">Open <text:span text:style-name="Source_20_Text">livecameleven.py</text:span> and look for the line where <text:span text:style-name="Source_20_Text">output_dir</text:span> is set. Change it to:</text:p>
      <text:p text:style-name="P2"><text:span text:style-name="Source_20_Text">output_dir = os.path.expanduser("~/output")</text:span></text:p>
      <text:p text:style-name="Text_20_body">Then re-run:</text:p>
      <text:p text:style-name="P2"><text:span text:style-name="Source_20_Text">python livecameleven.py</text:span></text:p>
      <text:p text:style-name="Text_20_body">Let me know if you'd like help locating or editing that part of the script.</text:p>
      <text:h text:style-name="Heading_20_5" text:outline-level="5"><text:soft-page-break/>You said:</text:h>
      <text:p text:style-name="Text_20_body">yolovenv/bin/activate bash: yolovenv/bin/activate: No such file or directory (base) sakthees-monk@saktheesmonk-desktop:~/Music/fight-science-data$ (base) sakthees-monk@saktheesmonk-desktop:~/Music/fight-science-data$ source yolovenv tell me howto activate </text:p>
      <text:h text:style-name="Heading_20_6" text:outline-level="6">ChatGPT said:</text:h>
      <text:p text:style-name="Text_20_body">It looks like you're trying to activate a virtual environment named <text:span text:style-name="Source_20_Text">yolovenv</text:span>, but you're not pointing to the correct path.</text:p>
      <text:p text:style-name="Text_20_body">Here's how to activate it correctly:</text:p>
      <text:p text:style-name="Horizontal_20_Line"/>
      <text:h text:style-name="Heading_20_3" text:outline-level="3">✅ Step-by-Step: Activate <text:span text:style-name="Source_20_Text">yolovenv</text:span> Virtual Environment</text:h>
      <text:list xml:id="list2264051142" text:style-name="L1">
        <text:list-item>
          <text:p text:style-name="P3"><text:span text:style-name="Strong_20_Emphasis">Check where the virtual environment is located.</text:span></text:p>
        </text:list-item>
      </text:list>
      <text:p text:style-name="Text_20_body">If you're in:</text:p>
      <text:p text:style-name="P2"><text:span text:style-name="Source_20_Text">~/Music/fight-science-data</text:span></text:p>
      <text:p text:style-name="Text_20_body">and <text:span text:style-name="Source_20_Text">yolovenv</text:span> is <text:span text:style-name="Strong_20_Emphasis">not inside</text:span> this directory, that's why this fails:</text:p>
      <text:p text:style-name="P2"><text:span text:style-name="Source_20_Text">source yolovenv/bin/activate</text:span></text:p>
      <text:p text:style-name="Text_20_body">So try <text:span text:style-name="Strong_20_Emphasis">going up one directory</text:span> and checking where <text:span text:style-name="Source_20_Text">yolovenv</text:span> actually is:</text:p>
      <text:p text:style-name="P1"><text:span text:style-name="Source_20_Text">cd ~</text:span></text:p>
      <text:p text:style-name="P2"><text:span text:style-name="Source_20_Text">ls</text:span></text:p>
      <text:p text:style-name="Text_20_body">Look for <text:span text:style-name="Source_20_Text">yolovenv</text:span>. If you see it under your home directory, activate it like this:</text:p>
      <text:p text:style-name="P2"><text:span text:style-name="Source_20_Text">source ~/yolovenv/bin/activate</text:span></text:p>
      <text:p text:style-name="Text_20_body">✅ <text:span text:style-name="Strong_20_Emphasis">That should work</text:span>, and your prompt will change to something like:</text:p>
      <text:p text:style-name="P2"><text:span text:style-name="Source_20_Text">(yolovenv) sakthees-monk@...</text:span></text:p>
      <text:p text:style-name="Horizontal_20_Line"/>
      <text:h text:style-name="Heading_20_3" text:outline-level="3">🔍 Not Sure Where <text:span text:style-name="Source_20_Text">yolovenv</text:span> Is?</text:h>
      <text:p text:style-name="Text_20_body">Run this to search for it:</text:p>
      <text:p text:style-name="P2"><text:span text:style-name="Source_20_Text">find ~ -type d -name "yolovenv"</text:span></text:p>
      <text:p text:style-name="Text_20_body">Once you find the full path (e.g., <text:span text:style-name="Source_20_Text">/home/sakthees-monk/yolovenv</text:span>), run:</text:p>
      <text:p text:style-name="P2"><text:span text:style-name="Source_20_Text">source /home/sakthees-monk/yolovenv/bin/activate</text:span></text:p>
      <text:p text:style-name="Horizontal_20_Line"/>
      <text:p text:style-name="Text_20_body">Let me know if you’re still stuck — I can help locate or recreate the virtual environment if needed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9T11:26:15.735323976</meta:creation-date>
    <dc:date>2025-06-29T11:26:34.067152200</dc:date>
    <meta:editing-duration>PT19S</meta:editing-duration>
    <meta:editing-cycles>1</meta:editing-cycles>
    <meta:document-statistic meta:table-count="0" meta:image-count="0" meta:object-count="0" meta:page-count="5" meta:paragraph-count="114" meta:word-count="932" meta:character-count="7198" meta:non-whitespace-character-count="6376"/>
    <meta:generator>LibreOffice/6.4.7.2$Linux_X86_64 LibreOffice_project/40$Build-2</meta:generator>
  </office:meta>
</office:document-meta>
</file>